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svg:stroke-color="#80808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" style:family="graphic" style:parent-style-name="objectwithoutfill">
      <style:graphic-properties draw:stroke="solid" draw:stroke-dash="Fine_20_Dashed_20_2"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width="0.044cm" draw:stroke-linejoin="miter" draw:fill="solid" draw:fill-color="#ffffff"/>
    </style:style>
    <style:style style:name="gr5" style:family="graphic" style:parent-style-name="standard">
      <style:graphic-properties draw:stroke="none" svg:stroke-width="0.044cm" draw:stroke-linejoin="miter" draw:fill="solid" draw:fill-color="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</office:automatic-styles>
  <office:body>
    <office:drawing>
      <draw:page draw:name="page1" draw:style-name="dp1" draw:master-page-name="Predefinito">
        <draw:line draw:style-name="gr1" draw:text-style-name="P1" draw:layer="layout" svg:x1="0.781cm" svg:y1="1.745cm" svg:x2="0.781cm" svg:y2="3.387cm">
          <text:p/>
        </draw:line>
        <draw:line draw:style-name="gr2" draw:text-style-name="P1" draw:layer="layout" svg:x1="0cm" svg:y1="1.745cm" svg:x2="5.6cm" svg:y2="1.745cm">
          <text:p/>
        </draw:line>
        <draw:line draw:style-name="gr3" draw:text-style-name="P1" draw:layer="layout" svg:x1="0.781cm" svg:y1="0.103cm" svg:x2="0.781cm" svg:y2="1.745cm">
          <text:p/>
        </draw:line>
        <draw:line draw:style-name="gr3" draw:text-style-name="P1" draw:layer="layout" svg:x1="0.781cm" svg:y1="0.089cm" svg:x2="5.079cm" svg:y2="0.103cm">
          <text:p/>
        </draw:line>
        <draw:line draw:style-name="gr1" draw:text-style-name="P1" draw:layer="layout" svg:x1="0.781cm" svg:y1="3.4cm" svg:x2="5.209cm" svg:y2="3.387cm">
          <text:p/>
        </draw:line>
        <draw:line draw:style-name="gr3" draw:text-style-name="P1" draw:layer="layout" svg:x1="2.084cm" svg:y1="0.103cm" svg:x2="2.084cm" svg:y2="1.745cm">
          <text:p/>
        </draw:line>
        <draw:line draw:style-name="gr1" draw:text-style-name="P1" draw:layer="layout" svg:x1="2.084cm" svg:y1="1.745cm" svg:x2="2.084cm" svg:y2="3.387cm">
          <text:p/>
        </draw:line>
        <draw:g>
          <svg:title>TexMaths</svg:title>
          <svg:desc>14§display§PEC§svg§600§FALSE§</svg:desc>
          <draw:polygon draw:style-name="gr4" draw:text-style-name="P2" draw:layer="layout" svg:width="1.162cm" svg:height="0.336cm" svg:x="3.9cm" svg:y="1.571cm" svg:viewBox="0 0 1163 337" draw:points="582,337 0,337 0,0 1163,0 1163,337">
            <text:p/>
          </draw:polygon>
          <draw:path draw:style-name="gr5" draw:text-style-name="P3" draw:layer="layout" svg:width="0.352cm" svg:height="0.336cm" svg:x="3.92cm" svg:y="1.571cm" svg:viewBox="0 0 353 337" svg:d="M130 181h84c69 0 139-51 139-106 0-38-33-75-98-75h-160c-9 0-14 0-14 9 0 7 4 7 14 7 6 0 15 0 21 1 8 0 10 2 10 8 0 1 0 3-1 9l-67 265c-4 19-5 22-45 22-7 0-13 0-13 10 0 6 6 6 8 6 13 0 48-1 63-1 10 0 21 0 31 0s21 1 31 1c5 0 10 0 10-10 0-6-4-6-13-6-18 0-33 0-33-9 0-2 2-4 3-8zM166 34c4-17 4-18 25-18h49c40 0 67 13 67 47 0 19-10 61-29 79-25 22-55 26-77 26h-69z">
            <text:p/>
          </draw:path>
          <draw:path draw:style-name="gr5" draw:text-style-name="P3" draw:layer="layout" svg:width="0.357cm" svg:height="0.335cm" svg:x="4.303cm" svg:y="1.572cm" svg:viewBox="0 0 358 336" svg:d="M330 220c1-2 2-5 2-6s0-6-5-6-6 3-7 6c-31 74-49 106-134 106h-72c-7 0-8 0-11 0-4-1-7-1-7-6 0-1 0-2 4-11l33-134h48c43 0 43 10 43 22 0 4 0 9-3 25-2 2-3 3-3 4 0 4 3 6 7 6 3 0 6-2 8-9l28-116c0-3-4-5-7-5-4 0-4 2-7 8-10 38-19 49-65 49h-45l30-118c3-18 4-19 26-19h69c60 0 75 13 75 54 0 12 0 13-1 26 0 4-1 7-1 9s2 6 6 6c5 0 6-2 7-13l10-85c1-13-1-13-13-13h-250c-10 0-14 0-14 10 0 6 4 6 13 6 18 0 32 0 32 9 0 1 0 2-2 11l-66 260c-4 21-5 24-45 24-7 0-13 0-13 9 0 7 4 7 13 7h257c11 0 12-1 15-9z">
            <text:p/>
          </draw:path>
          <draw:path draw:style-name="gr5" draw:text-style-name="P3" draw:layer="layout" svg:width="0.349cm" svg:height="0.357cm" svg:x="4.7cm" svg:y="1.56cm" svg:viewBox="0 0 350 358" svg:d="M350 4c0-1-1-4-5-4-1 0-2 0-8 6l-34 38c-4-7-28-44-82-44-110 0-221 109-221 224 0 80 58 134 133 134 44 0 81-19 108-43 46-40 53-85 53-86 0-4-4-4-5-4-4 0-6 0-7 4-4 15-16 50-49 79-35 27-66 35-92 35-44 0-96-25-96-102 0-28 10-108 59-166 30-35 77-59 121-59 50 0 79 38 79 95 0 19-1 20-1 24 0 6 5 6 7 6 7 0 7-1 9-1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_20_2" draw:display-name="Fine Dashed 2" draw:style="rect" draw:dots1="1" draw:dots1-length="0.3cm" draw:distance="0.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6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09:43:00.540707555</meta:creation-date>
    <dc:date>2017-09-05T11:38:18.645981765</dc:date>
    <meta:editing-duration>PT1H17M16S</meta:editing-duration>
    <meta:editing-cycles>19</meta:editing-cycles>
    <meta:generator>LibreOffice/5.4.1.2.0$Linux_X86_64 LibreOffice_project/40m0$Build-2</meta:generator>
    <meta:document-statistic meta:object-count="12"/>
  </office:meta>
</office:document-meta>
</file>